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monospace" svg:font-family="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2pt" fo:letter-spacing="normal" fo:font-style="normal" fo:font-weight="bold" officeooo:paragraph-rsid="000f717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3077d" officeooo:paragraph-rsid="0003077d" style:font-weight-asian="bold" style:font-weight-complex="bold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39855" officeooo:paragraph-rsid="00039855" style:font-weight-asian="bold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5123a" officeooo:paragraph-rsid="0005123a" style:font-weight-asian="bold" style:font-weight-complex="bold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58a69" officeooo:paragraph-rsid="00058a69" style:font-weight-asian="bold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5f839" officeooo:paragraph-rsid="0005f839" style:font-weight-asian="bold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6e718" officeooo:paragraph-rsid="0006e718" style:font-weight-asian="bold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a6a03" officeooo:paragraph-rsid="000a6a03" style:font-weight-asian="bold" style:font-weight-complex="bold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paragraph-rsid="000a6a03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paragraph-rsid="0005123a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rsid="0003077d" officeooo:paragraph-rsid="0003077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05123a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0d2ea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0dc654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0f717d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10c476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5123a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91c8f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d2ead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dc654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f717d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0c476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05123a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0d2ead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0dc654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0f717d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10c476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04ecab" officeooo:paragraph-rsid="0004ecab" style:font-weight-asian="bold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05123a" officeooo:paragraph-rsid="0005123a" style:font-weight-asian="bold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05f839" officeooo:paragraph-rsid="0005f839" style:font-weight-asian="bold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5123a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5f839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dc654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f717d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10c476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d2ead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0.5pt" fo:letter-spacing="normal" fo:font-style="normal" fo:font-weight="bold" officeooo:rsid="00039855" officeooo:paragraph-rsid="0004ecab" style:font-weight-asian="bold" style:font-weight-complex="bold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0.5pt" fo:letter-spacing="normal" fo:font-style="normal" fo:font-weight="bold" officeooo:rsid="0005123a" officeooo:paragraph-rsid="0005123a" style:font-weight-asian="bold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0.5pt" fo:letter-spacing="normal" fo:font-style="normal" fo:font-weight="bold" officeooo:rsid="0005f839" officeooo:paragraph-rsid="0005f839" style:font-weight-asian="bold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normal" officeooo:paragraph-rsid="0005123a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normal" officeooo:paragraph-rsid="000d2ead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normal" officeooo:paragraph-rsid="000dc654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normal" officeooo:paragraph-rsid="0010c476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bold" officeooo:paragraph-rsid="000f717d" style:font-weight-asian="bold" style:font-weight-complex="bold"/>
    </style:style>
    <style:style style:name="P5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5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05123a" officeooo:paragraph-rsid="0005123a" style:font-weight-asian="bold" style:font-weight-complex="bold"/>
    </style:style>
    <style:style style:name="P5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058a69" officeooo:paragraph-rsid="00058a69" style:font-weight-asian="bold" style:font-weight-complex="bold"/>
    </style:style>
    <style:style style:name="P6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05f839" officeooo:paragraph-rsid="0005f839" style:font-weight-asian="bold" style:font-weight-complex="bold"/>
    </style:style>
    <style:style style:name="P6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06e718" officeooo:paragraph-rsid="0006e718" style:font-weight-asian="bold" style:font-weight-complex="bold"/>
    </style:style>
    <style:style style:name="P6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0a6a03" officeooo:paragraph-rsid="000a6a03" style:font-weight-asian="bold" style:font-weight-complex="bold"/>
    </style:style>
    <style:style style:name="P6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paragraph-rsid="00039855"/>
    </style:style>
    <style:style style:name="P6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6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paragraph-rsid="000d2ead"/>
    </style:style>
    <style:style style:name="P6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paragraph-rsid="000dc654"/>
    </style:style>
    <style:style style:name="P6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paragraph-rsid="000f717d"/>
    </style:style>
    <style:style style:name="P6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style:font-weight-asian="bold" style:font-weight-complex="bold"/>
    </style:style>
    <style:style style:name="P69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70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.3000001907349pt" fo:letter-spacing="normal" fo:font-style="normal" fo:font-weight="normal" officeooo:paragraph-rsid="0010c476"/>
    </style:style>
    <style:style style:name="P71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DejaVu Sans Mono" fo:font-size="11.3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77d" style:font-weight-asian="bold" style:font-weight-complex="bold"/>
    </style:style>
    <style:style style:name="T3" style:family="text">
      <style:text-properties fo:font-weight="bold" officeooo:rsid="0004ecab" style:font-weight-asian="bold" style:font-weight-complex="bold"/>
    </style:style>
    <style:style style:name="T4" style:family="text">
      <style:text-properties fo:font-weight="bold" officeooo:rsid="0005123a" style:font-weight-asian="bold" style:font-weight-complex="bold"/>
    </style:style>
    <style:style style:name="T5" style:family="text">
      <style:text-properties fo:font-weight="bold" officeooo:rsid="00058a69" style:font-weight-asian="bold" style:font-weight-complex="bold"/>
    </style:style>
    <style:style style:name="T6" style:family="text">
      <style:text-properties fo:font-weight="bold" officeooo:rsid="0005f839" style:font-weight-asian="bold" style:font-weight-complex="bold"/>
    </style:style>
    <style:style style:name="T7" style:family="text">
      <style:text-properties fo:font-weight="bold" officeooo:rsid="00091c8f" style:font-weight-asian="bold" style:font-weight-complex="bold"/>
    </style:style>
    <style:style style:name="T8" style:family="text">
      <style:text-properties fo:font-weight="bold" officeooo:rsid="000dc654" style:font-weight-asian="bold" style:font-weight-complex="bold"/>
    </style:style>
    <style:style style:name="T9" style:family="text">
      <style:text-properties fo:font-weight="bold" officeooo:rsid="00105016" style:font-weight-asian="bold" style:font-weight-complex="bold"/>
    </style:style>
    <style:style style:name="T10" style:family="text">
      <style:text-properties fo:font-weight="bold" officeooo:rsid="0010c476" style:font-weight-asian="bold" style:font-weight-complex="bold"/>
    </style:style>
    <style:style style:name="T11" style:family="text">
      <style:text-properties fo:font-weight="bold" officeooo:rsid="00121112" style:font-weight-asian="bold" style:font-weight-complex="bold"/>
    </style:style>
    <style:style style:name="T12" style:family="text">
      <style:text-properties fo:color="#000080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 fo:font-size="11.3000001907349pt" fo:font-weight="bold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11.3000001907349pt"/>
    </style:style>
    <style:style style:name="T17" style:family="text">
      <style:text-properties style:font-name="DejaVu Sans Mono" fo:font-size="11.3000001907349pt"/>
    </style:style>
    <style:style style:name="T18" style:family="text">
      <style:text-properties style:font-name="DejaVu Sans Mono" fo:font-size="11.3000001907349pt" fo:font-style="italic"/>
    </style:style>
    <style:style style:name="T19" style:family="text">
      <style:text-properties style:font-name="DejaVu Sans Mono" fo:font-size="11.3000001907349pt" officeooo:rsid="000d2ead"/>
    </style:style>
    <style:style style:name="T20" style:family="text">
      <style:text-properties style:font-name="DejaVu Sans Mono" fo:font-size="11.3000001907349pt" officeooo:rsid="000dc654"/>
    </style:style>
    <style:style style:name="T21" style:family="text">
      <style:text-properties style:font-name="DejaVu Sans Mono" fo:font-size="11.3000001907349pt" officeooo:rsid="000e2190"/>
    </style:style>
    <style:style style:name="T22" style:family="text">
      <style:text-properties style:font-name="DejaVu Sans Mono" fo:font-size="11.3000001907349pt" officeooo:rsid="000f717d"/>
    </style:style>
    <style:style style:name="T23" style:family="text">
      <style:text-properties style:font-name="DejaVu Sans Mono" fo:font-size="11.3000001907349pt" officeooo:rsid="0010424c"/>
    </style:style>
    <style:style style:name="T24" style:family="text">
      <style:text-properties style:font-name="DejaVu Sans Mono" fo:font-size="11.3000001907349pt" officeooo:rsid="0010c476"/>
    </style:style>
    <style:style style:name="T25" style:family="text">
      <style:text-properties fo:color="#660e7a" style:font-name="DejaVu Sans Mono" fo:font-size="11.3000001907349pt" fo:font-weight="bold"/>
    </style:style>
    <style:style style:name="T26" style:family="text">
      <style:text-properties fo:color="#660e7a" style:font-name="DejaVu Sans Mono" fo:font-size="11.3000001907349pt" fo:font-style="italic" fo:font-weight="bold"/>
    </style:style>
    <style:style style:name="T27" style:family="text">
      <style:text-properties fo:color="#008000" style:font-name="DejaVu Sans Mono" fo:font-size="11.3000001907349pt"/>
    </style:style>
    <style:style style:name="T28" style:family="text">
      <style:text-properties fo:color="#008000" style:font-name="DejaVu Sans Mono" fo:font-size="11.3000001907349pt" fo:font-weight="bold"/>
    </style:style>
    <style:style style:name="T29" style:family="text">
      <style:text-properties fo:color="#0000ff" style:font-name="DejaVu Sans Mono" fo:font-size="11.3000001907349pt"/>
    </style:style>
    <style:style style:name="T30" style:family="text">
      <style:text-properties officeooo:rsid="0004ecab"/>
    </style:style>
    <style:style style:name="T31" style:family="text">
      <style:text-properties fo:color="#808080"/>
    </style:style>
    <style:style style:name="T32" style:family="text">
      <style:text-properties fo:font-variant="normal" fo:text-transform="none" fo:color="#000080" fo:letter-spacing="normal" fo:font-style="normal" fo:font-weight="bold" officeooo:rsid="00039855" style:font-weight-asian="bold" style:font-weight-complex="bold"/>
    </style:style>
    <style:style style:name="T33" style:family="text">
      <style:text-properties fo:font-variant="normal" fo:text-transform="none" fo:color="#111111" style:font-name="DejaVu Sans Mono" fo:font-size="11.3000001907349pt" fo:letter-spacing="normal" fo:font-style="normal" fo:font-weight="normal"/>
    </style:style>
    <style:style style:name="T34" style:family="text">
      <style:text-properties fo:font-variant="normal" fo:text-transform="none" fo:color="#111111" style:font-name="DejaVu Sans Mono" fo:font-size="11.3000001907349pt" fo:letter-spacing="normal" fo:font-style="normal" fo:font-weight="normal" officeooo:rsid="000dc654"/>
    </style:style>
    <style:style style:name="T35" style:family="text">
      <style:text-properties fo:font-weight="normal"/>
    </style:style>
    <style:style style:name="T36" style:family="text">
      <style:text-properties officeooo:rsid="000a6a03" style:font-weight-asian="bold" style:font-weight-complex="bold"/>
    </style:style>
    <style:style style:name="T37" style:family="text">
      <style:text-properties officeooo:rsid="000c637c"/>
    </style:style>
    <style:style style:name="T38" style:family="text">
      <style:text-properties officeooo:rsid="000d2ead"/>
    </style:style>
    <style:style style:name="T39" style:family="text">
      <style:text-properties officeooo:rsid="000dc654"/>
    </style:style>
    <style:style style:name="T40" style:family="text">
      <style:text-properties officeooo:rsid="000e2190"/>
    </style:style>
    <style:style style:name="T41" style:family="text">
      <style:text-properties officeooo:rsid="000f717d"/>
    </style:style>
    <style:style style:name="T42" style:family="text">
      <style:text-properties officeooo:rsid="0010424c"/>
    </style:style>
    <style:style style:name="T43" style:family="text">
      <style:text-properties officeooo:rsid="00121112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text:bullet-char="•">
        <style:list-level-properties text:space-before="2.494cm"/>
        <style:text-properties style:font-name="Open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/></text:p>
      <text:p text:style-name="P7"><text:span text:style-name="T2">Question 1:-</text:span>Create a Person entity with instance variables Firstname, Lastname, salary, age and Id.</text:p>
      <text:p text:style-name="P8">Person.java---------------------------------------------</text:p>
      <text:p text:style-name="P57"><text:span text:style-name="T13">package </text:span>Entity;</text:p>
      <text:p text:style-name="P17"><text:span text:style-name="T13">import </text:span>javax.persistence.<text:span text:style-name="T15">Entity</text:span>;</text:p>
      <text:p text:style-name="P17"><text:span text:style-name="T13">import </text:span>javax.persistence.<text:span text:style-name="T15">Id</text:span>;</text:p>
      <text:p text:style-name="P31">@Entity</text:p>
      <text:p text:style-name="P17"><text:span text:style-name="T13">public class </text:span>Person {</text:p>
      <text:p text:style-name="P24"><text:s text:c="4"/><text:span text:style-name="T16">@Id</text:span></text:p>
      <text:p text:style-name="P24"><text:span text:style-name="T15"><text:s text:c="4"/></text:span><text:span text:style-name="T14">private </text:span><text:span text:style-name="T17">Integer </text:span><text:span text:style-name="T25">id</text:span><text:span text:style-name="T17">;</text:span></text:p>
      <text:p text:style-name="P24"><text:s text:c="4"/><text:span text:style-name="T14">private </text:span><text:span text:style-name="T17">String </text:span><text:span text:style-name="T25">firstname</text:span><text:span text:style-name="T17">;</text:span></text:p>
      <text:p text:style-name="P24"><text:s text:c="4"/><text:span text:style-name="T14">private </text:span><text:span text:style-name="T17">String </text:span><text:span text:style-name="T25">lastname</text:span><text:span text:style-name="T17">;</text:span></text:p>
      <text:p text:style-name="P24"><text:s text:c="4"/><text:span text:style-name="T14">private </text:span><text:span text:style-name="T17">Integer </text:span><text:span text:style-name="T25">salary</text:span><text:span text:style-name="T17">;</text:span></text:p>
      <text:p text:style-name="P24"><text:s text:c="4"/><text:span text:style-name="T14">private </text:span><text:span text:style-name="T17">Integer </text:span><text:span text:style-name="T25">age</text:span><text:span text:style-name="T17">;</text:span></text:p>
      <text:p text:style-name="P24"><text:s text:c="4"/><text:span text:style-name="T14">public </text:span><text:span text:style-name="T17">Integer getId() {</text:span></text:p>
      <text:p text:style-name="P24"><text:s text:c="8"/><text:span text:style-name="T14">return </text:span><text:span text:style-name="T25">id</text:span><text:span text:style-name="T17">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setId(Integer id) {</text:span></text:p>
      <text:p text:style-name="P24"><text:s text:c="8"/><text:span text:style-name="T14">this</text:span><text:span text:style-name="T17">.</text:span><text:span text:style-name="T25">id </text:span><text:span text:style-name="T17">= id;</text:span></text:p>
      <text:p text:style-name="P24"><text:s text:c="4"/><text:span text:style-name="T17">}</text:span></text:p>
      <text:p text:style-name="P24"><text:s text:c="4"/><text:span text:style-name="T14">public </text:span><text:span text:style-name="T17">String getFirstname() {</text:span></text:p>
      <text:p text:style-name="P24"><text:s text:c="8"/><text:span text:style-name="T14">return </text:span><text:span text:style-name="T25">firstname</text:span><text:span text:style-name="T17">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setFirstname(String firstname) {</text:span></text:p>
      <text:p text:style-name="P24"><text:s text:c="8"/><text:span text:style-name="T14">this</text:span><text:span text:style-name="T17">.</text:span><text:span text:style-name="T25">firstname </text:span><text:span text:style-name="T17">= firstname;</text:span></text:p>
      <text:p text:style-name="P24"><text:s text:c="4"/><text:span text:style-name="T17">}</text:span></text:p>
      <text:p text:style-name="P24"><text:s text:c="4"/><text:span text:style-name="T14">public </text:span><text:span text:style-name="T17">String getLastname() {</text:span></text:p>
      <text:p text:style-name="P24"><text:s text:c="8"/><text:span text:style-name="T14">return </text:span><text:span text:style-name="T25">lastname</text:span><text:span text:style-name="T17">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setLastname(String lastname) {</text:span></text:p>
      <text:p text:style-name="P24"><text:s text:c="8"/><text:span text:style-name="T14">this</text:span><text:span text:style-name="T17">.</text:span><text:span text:style-name="T25">lastname </text:span><text:span text:style-name="T17">= lastname;</text:span></text:p>
      <text:p text:style-name="P24"><text:s text:c="4"/><text:span text:style-name="T17">}</text:span></text:p>
      <text:p text:style-name="P24"><text:s text:c="4"/><text:span text:style-name="T14">public </text:span><text:span text:style-name="T17">Integer getSalary() {</text:span></text:p>
      <text:p text:style-name="P24"><text:s text:c="8"/><text:span text:style-name="T14">return </text:span><text:span text:style-name="T25">salary</text:span><text:span text:style-name="T17">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setSalary(Integer salary) {</text:span></text:p>
      <text:p text:style-name="P24"><text:s text:c="8"/><text:span text:style-name="T14">this</text:span><text:span text:style-name="T17">.</text:span><text:span text:style-name="T25">salary </text:span><text:span text:style-name="T17">= salary;</text:span></text:p>
      <text:p text:style-name="P24"><text:s text:c="4"/><text:span text:style-name="T17">}</text:span></text:p>
      <text:p text:style-name="P24"><text:s text:c="4"/><text:span text:style-name="T14">public </text:span><text:span text:style-name="T17">Integer getAge() {</text:span></text:p>
      <text:p text:style-name="P24"><text:s text:c="8"/><text:span text:style-name="T14">return </text:span><text:span text:style-name="T25">age</text:span><text:span text:style-name="T17">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setAge(Integer age) {</text:span></text:p>
      <text:p text:style-name="P24"><text:s text:c="8"/><text:span text:style-name="T14">this</text:span><text:span text:style-name="T17">.</text:span><text:span text:style-name="T25">age </text:span><text:span text:style-name="T17">= age;</text:span></text:p>
      <text:p text:style-name="P24"><text:s text:c="4"/><text:span text:style-name="T17">}</text:span></text:p>
      <text:p text:style-name="P24"><text:s text:c="4"/><text:span text:style-name="T16">@Override</text:span></text:p>
      <text:p text:style-name="P24"><text:span text:style-name="T15"><text:s text:c="4"/></text:span><text:span text:style-name="T14">public </text:span><text:span text:style-name="T17">String toString() {</text:span></text:p>
      <text:p text:style-name="P24"><text:s text:c="8"/><text:span text:style-name="T14">return </text:span><text:span text:style-name="T28">"Person{" </text:span><text:span text:style-name="T17">+</text:span></text:p>
      <text:p text:style-name="P24"><text:s text:c="16"/><text:span text:style-name="T28">"id=" </text:span><text:span text:style-name="T17">+ </text:span><text:span text:style-name="T25">id </text:span><text:span text:style-name="T17">+</text:span></text:p>
      <text:p text:style-name="P24"><text:s text:c="16"/><text:span text:style-name="T28">", firstname='" </text:span><text:span text:style-name="T17">+ </text:span><text:span text:style-name="T25">firstname </text:span><text:span text:style-name="T17">+ </text:span><text:span text:style-name="T28">'</text:span><text:span text:style-name="T14">\'</text:span><text:span text:style-name="T28">' </text:span><text:span text:style-name="T17">+</text:span></text:p>
      <text:p text:style-name="P24"><text:s text:c="16"/><text:span text:style-name="T28">", lastname='" </text:span><text:span text:style-name="T17">+ </text:span><text:span text:style-name="T25">lastname </text:span><text:span text:style-name="T17">+ </text:span><text:span text:style-name="T28">'</text:span><text:span text:style-name="T14">\'</text:span><text:span text:style-name="T28">' </text:span><text:span text:style-name="T17">+</text:span></text:p>
      <text:p text:style-name="P24"><text:soft-page-break/><text:s text:c="16"/><text:span text:style-name="T28">", salary=" </text:span><text:span text:style-name="T17">+ </text:span><text:span text:style-name="T25">salary </text:span><text:span text:style-name="T17">+</text:span></text:p>
      <text:p text:style-name="P24"><text:s text:c="16"/><text:span text:style-name="T28">", age=" </text:span><text:span text:style-name="T17">+ </text:span><text:span text:style-name="T25">age </text:span><text:span text:style-name="T17">+</text:span></text:p>
      <text:p text:style-name="P24"><text:s text:c="16"/><text:span text:style-name="T28">'}'</text:span><text:span text:style-name="T17">;</text:span></text:p>
      <text:p text:style-name="P24"><text:s text:c="4"/><text:span text:style-name="T17">}</text:span></text:p>
      <text:p text:style-name="P39">}</text:p>
      <text:p text:style-name="P7"/>
      <text:p text:style-name="P7"><text:span text:style-name="T2">Question 2:-</text:span>Implement CrudRepository for it.</text:p>
      <text:p text:style-name="P8">PersonRepository.java-------------------------</text:p>
      <text:p text:style-name="P57"><text:span text:style-name="T13">package </text:span>repository;</text:p>
      <text:p text:style-name="P17"><text:span text:style-name="T13">import </text:span>Entity.Person;</text:p>
      <text:p text:style-name="P17"><text:span text:style-name="T13">import </text:span>org.springframework.data.repository.CrudRepository;</text:p>
      <text:p text:style-name="P18">@Repository</text:p>
      <text:p text:style-name="P17"><text:span text:style-name="T13">public interface </text:span>PersonRepository <text:span text:style-name="T13">extends </text:span>CrudRepository&lt;Person,Integer&gt; {</text:p>
      <text:p text:style-name="P39">}</text:p>
      <text:p text:style-name="P39"/>
      <text:p text:style-name="P39"/>
      <text:p text:style-name="P7"><text:span text:style-name="T2">Question 3:-</text:span>Perform all the methods inside CrudRepository for Person Class.</text:p>
      <text:p text:style-name="P9">Person<text:span text:style-name="T30">Service</text:span>.java-----------------------</text:p>
      <text:p text:style-name="P63"><text:span text:style-name="T32">package com.ttn.service;</text:span></text:p>
      <text:p text:style-name="P17"><text:span text:style-name="T13">import </text:span>com.ttn.Entity.Person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</text:span><text:span text:style-name="T17">Person insert() {</text:span></text:p>
      <text:p text:style-name="P24"><text:s text:c="4"/><text:span text:style-name="T17">Person person=</text:span><text:span text:style-name="T14">new </text:span><text:span text:style-name="T17">Person();</text:span></text:p>
      <text:p text:style-name="P24"><text:s text:c="8"/><text:span text:style-name="T17">person.setFirstname(</text:span><text:span text:style-name="T28">"Dhanendra"</text:span><text:span text:style-name="T17">);</text:span></text:p>
      <text:p text:style-name="P24"><text:s text:c="8"/><text:span text:style-name="T17">person.setLastname(</text:span><text:span text:style-name="T28">"kumar"</text:span><text:span text:style-name="T17">);</text:span></text:p>
      <text:p text:style-name="P24"><text:s text:c="8"/><text:span text:style-name="T17">person.setAge(</text:span><text:span text:style-name="T29">26</text:span><text:span text:style-name="T17">);</text:span></text:p>
      <text:p text:style-name="P24"><text:s text:c="8"/><text:span text:style-name="T17">person.setSalary(</text:span><text:span text:style-name="T29">50000</text:span><text:span text:style-name="T17">);</text:span></text:p>
      <text:p text:style-name="P24"><text:s text:c="8"/><text:span text:style-name="T14">return </text:span><text:span text:style-name="T25">personRepository</text:span><text:span text:style-name="T17">.save(person)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findAll(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All())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delete(Integer id) {</text:span></text:p>
      <text:p text:style-name="P24"><text:s text:c="8"/><text:span text:style-name="T25">personRepository</text:span><text:span text:style-name="T17">.delete(id)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count(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count())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exists(Integer id) {</text:span></text:p>
      <text:p text:style-name="P24"><text:soft-page-break/><text:s text:c="8"/><text:span text:style-name="T14">if </text:span><text:span text:style-name="T17">(</text:span><text:span text:style-name="T25">personRepository</text:span><text:span text:style-name="T17">.exists(id)) {</text:span></text:p>
      <text:p text:style-name="P24"><text:s text:c="11"/><text:span text:style-name="T17">System.</text:span><text:span text:style-name="T26">out</text:span><text:span text:style-name="T17">.println(id+</text:span><text:span text:style-name="T28">" is Exists."</text:span><text:span text:style-name="T17">);</text:span></text:p>
      <text:p text:style-name="P24"><text:s text:c="8"/><text:span text:style-name="T17">}</text:span></text:p>
      <text:p text:style-name="P24"><text:s text:c="8"/><text:span text:style-name="T14">else </text:span><text:span text:style-name="T17">System.</text:span><text:span text:style-name="T26">out</text:span><text:span text:style-name="T17">.println(id+</text:span><text:span text:style-name="T28">" is does not Exists."</text:span><text:span text:style-name="T17">);</text:span></text:p>
      <text:p text:style-name="P24"><text:s text:c="4"/><text:span text:style-name="T17">}</text:span></text:p>
      <text:p text:style-name="P24"><text:s text:c="4"/><text:span text:style-name="T14">public void </text:span><text:span text:style-name="T17">find(Integer id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One(id));</text:span></text:p>
      <text:p text:style-name="P24"><text:s text:c="4"/><text:span text:style-name="T17">}</text:span></text:p>
      <text:p text:style-name="P39">}</text:p>
      <text:p text:style-name="P63"><text:span text:style-name="T32"/></text:p>
      <text:p text:style-name="P40">Main.java---------------------</text:p>
      <text:p text:style-name="P40"><text:span text:style-name="T12">package </text:span>com.ttn.service;</text:p>
      <text:p text:style-name="P17"><text:span text:style-name="T13">import </text:span>com.ttn.configuration.PersistenceConfig;</text:p>
      <text:p text:style-name="P17"><text:span text:style-name="T13">import </text:span>org.springframework.context.ApplicationContext;</text:p>
      <text:p text:style-name="P17"><text:span text:style-name="T13">import </text:span>org.springframework.context.annotation.AnnotationConfigApplicationContext;</text:p>
      <text:p text:style-name="P17"><text:span text:style-name="T13">public class </text:span>Main {</text:p>
      <text:p text:style-name="P24"><text:s text:c="4"/><text:span text:style-name="T14">public static void </text:span><text:span text:style-name="T17">main(String[] args) {</text:span></text:p>
      <text:p text:style-name="P24"><text:s text:c="8"/><text:span text:style-name="T17">ApplicationContext applicationContext = </text:span><text:span text:style-name="T14">new </text:span><text:span text:style-name="T17">AnnotationConfigApplicationContext(PersistenceConfig.</text:span><text:span text:style-name="T14">class</text:span><text:span text:style-name="T17">);</text:span></text:p>
      <text:p text:style-name="P24"><text:s text:c="8"/><text:span text:style-name="T17">PersonService personService = applicationContext.getBean(PersonService.</text:span><text:span text:style-name="T14">class</text:span><text:span text:style-name="T17">);</text:span></text:p>
      <text:p text:style-name="P24"><text:s text:c="8"/><text:span text:style-name="T17">personService.delete(</text:span><text:span text:style-name="T29">5</text:span><text:span text:style-name="T17">);</text:span></text:p>
      <text:p text:style-name="P24"><text:s text:c="8"/><text:span text:style-name="T17">personService.find(</text:span><text:span text:style-name="T29">4</text:span><text:span text:style-name="T17">);</text:span></text:p>
      <text:p text:style-name="P24"><text:s text:c="8"/><text:span text:style-name="T17">personService.count();</text:span></text:p>
      <text:p text:style-name="P24"><text:s text:c="8"/><text:span text:style-name="T17">personService.exists(</text:span><text:span text:style-name="T29">10</text:span><text:span text:style-name="T17">);</text:span></text:p>
      <text:p text:style-name="P24"><text:s text:c="8"/><text:span text:style-name="T17">personService.findAll();</text:span></text:p>
      <text:p text:style-name="P24"><text:s text:c="8"/><text:span text:style-name="T17">personService.insert();</text:span></text:p>
      <text:p text:style-name="P24"><text:span text:style-name="T31"><text:s text:c="4"/></text:span><text:span text:style-name="T17">}</text:span></text:p>
      <text:p text:style-name="P39">}</text:p>
      <text:p text:style-name="P49"/>
      <text:p text:style-name="P7"><text:span text:style-name="T3">Question 4:-</text:span>For class Person find person declare methods in repository to find person by firstname, lastname and Id.</text:p>
      <text:p text:style-name="P10">PersonRepository.java------------------------------</text:p>
      <text:p text:style-name="P58"><text:span text:style-name="T12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ByFirstname(String name);</text:span></text:p>
      <text:p text:style-name="P24"><text:s text:c="4"/><text:span text:style-name="T17">List&lt;Person&gt; findByLastname(String name);</text:span></text:p>
      <text:p text:style-name="P24"><text:s text:c="4"/><text:span text:style-name="T17">Person findById(Integer id);</text:span></text:p>
      <text:p text:style-name="P39">}</text:p>
      <text:p text:style-name="P16"><text:soft-page-break/></text:p>
      <text:p text:style-name="P50"/>
      <text:p text:style-name="P7"><text:span text:style-name="T4">Question 5:-</text:span>Use the methods declared above to fetch the person.</text:p>
      <text:p text:style-name="P10">PersonService.java-----------------</text:p>
      <text:p text:style-name="P58"><text:span text:style-name="T12">package </text:span>com.ttn.service;</text:p>
      <text:p text:style-name="P19"><text:span text:style-name="T13">import </text:span>com.ttn.Entity.Person;</text:p>
      <text:p text:style-name="P19"><text:span text:style-name="T13">import </text:span>com.ttn.repository.PersonRepository;</text:p>
      <text:p text:style-name="P19"><text:span text:style-name="T13">import </text:span>org.springframework.beans.factory.annotation.<text:span text:style-name="T15">Autowired</text:span>;</text:p>
      <text:p text:style-name="P19"><text:span text:style-name="T13">import </text:span>org.springframework.stereotype.<text:span text:style-name="T15">Component</text:span>;</text:p>
      <text:p text:style-name="P32">@Component</text:p>
      <text:p text:style-name="P19"><text:span text:style-name="T13">public class </text:span>PersonService {</text:p>
      <text:p text:style-name="P25"><text:s text:c="4"/><text:span text:style-name="T16">@Autowired</text:span></text:p>
      <text:p text:style-name="P25"><text:span text:style-name="T15"><text:s text:c="4"/></text:span><text:span text:style-name="T17">PersonRepository </text:span><text:span text:style-name="T25">personRepository</text:span><text:span text:style-name="T17">;</text:span></text:p>
      <text:p text:style-name="P25"><text:s text:c="4"/><text:span text:style-name="T14">public void </text:span><text:span text:style-name="T17">findByFirst(String firstname){</text:span></text:p>
      <text:p text:style-name="P25"><text:s text:c="8"/><text:span text:style-name="T17">System.</text:span><text:span text:style-name="T26">out</text:span><text:span text:style-name="T17">.println(</text:span><text:span text:style-name="T25">personRepository</text:span><text:span text:style-name="T17">.findByFirstname(firstname));</text:span></text:p>
      <text:p text:style-name="P25"><text:s text:c="4"/><text:span text:style-name="T17">}</text:span></text:p>
      <text:p text:style-name="P25"><text:s text:c="4"/><text:span text:style-name="T14">public void </text:span><text:span text:style-name="T17">findByLast(String lastname){</text:span></text:p>
      <text:p text:style-name="P25"><text:s text:c="8"/><text:span text:style-name="T17">System.</text:span><text:span text:style-name="T26">out</text:span><text:span text:style-name="T17">.println(</text:span><text:span text:style-name="T25">personRepository</text:span><text:span text:style-name="T17">.findByLastname(lastname));</text:span></text:p>
      <text:p text:style-name="P25"><text:s text:c="4"/><text:span text:style-name="T17">}</text:span></text:p>
      <text:p text:style-name="P25"><text:s text:c="4"/><text:span text:style-name="T14">public void </text:span><text:span text:style-name="T17">findById(Integer id){</text:span></text:p>
      <text:p text:style-name="P25"><text:s text:c="8"/><text:span text:style-name="T17">System.</text:span><text:span text:style-name="T26">out</text:span><text:span text:style-name="T17">.println(</text:span><text:span text:style-name="T25">personRepository</text:span><text:span text:style-name="T17">.findById(id));</text:span></text:p>
      <text:p text:style-name="P25"><text:s text:c="4"/><text:span text:style-name="T17">}</text:span></text:p>
      <text:p text:style-name="P43">}</text:p>
      <text:p text:style-name="P41">Main.java----------------</text:p>
      <text:p text:style-name="P41"><text:span text:style-name="T12">package </text:span>com.ttn.service;</text:p>
      <text:p text:style-name="P19"><text:span text:style-name="T13">import </text:span>com.ttn.configuration.PersistenceConfig;</text:p>
      <text:p text:style-name="P19"><text:span text:style-name="T13">import </text:span>org.springframework.context.ApplicationContext;</text:p>
      <text:p text:style-name="P19"><text:span text:style-name="T13">import </text:span>org.springframework.context.annotation.AnnotationConfigApplicationContext;</text:p>
      <text:p text:style-name="P19"><text:span text:style-name="T13">public class </text:span>Main {</text:p>
      <text:p text:style-name="P25"><text:s text:c="4"/><text:span text:style-name="T14">public static void </text:span><text:span text:style-name="T17">main(String[] args) {</text:span></text:p>
      <text:p text:style-name="P25"><text:s text:c="8"/><text:span text:style-name="T17">ApplicationContext applicationContext = </text:span><text:span text:style-name="T14">new </text:span><text:span text:style-name="T17">AnnotationConfigApplicationContext(PersistenceConfig.</text:span><text:span text:style-name="T14">class</text:span><text:span text:style-name="T17">);</text:span></text:p>
      <text:p text:style-name="P25"><text:s text:c="8"/><text:span text:style-name="T17">PersonService personService = applicationContext.getBean(PersonService.</text:span><text:span text:style-name="T14">class</text:span><text:span text:style-name="T17">);</text:span></text:p>
      <text:p text:style-name="P25"><text:s text:c="8"/><text:span text:style-name="T17">personService.findByFirst(</text:span><text:span text:style-name="T28">"Dhanendra"</text:span><text:span text:style-name="T17">);</text:span></text:p>
      <text:p text:style-name="P25"><text:s text:c="8"/><text:span text:style-name="T17">personService.findByLast(</text:span><text:span text:style-name="T28">"Chaudhary"</text:span><text:span text:style-name="T17">);</text:span></text:p>
      <text:p text:style-name="P25"><text:s text:c="8"/><text:span text:style-name="T17">personService.findById(</text:span><text:span text:style-name="T29">5</text:span><text:span text:style-name="T17">);</text:span></text:p>
      <text:p text:style-name="P25"><text:span text:style-name="T31"><text:s text:c="4"/></text:span><text:span text:style-name="T17">}</text:span></text:p>
      <text:p text:style-name="P52">}</text:p>
      <text:p text:style-name="P7"/>
      <text:p text:style-name="P7"/>
      <text:p text:style-name="P7"/>
      <text:p text:style-name="P7"><text:soft-page-break/><text:span text:style-name="T4">Question 6:-</text:span>Use @Query to fetch firstname of the Person whose age is 25.</text:p>
      <text:p text:style-name="P11">PersonRepository.java-------------------------</text:p>
      <text:p text:style-name="P59"><text:span text:style-name="T12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jpa.repository.<text:span text:style-name="T15">Query</text:span>;</text:p>
      <text:p text:style-name="P17"><text:span text:style-name="T13">import </text:span>org.springframework.data.repository.CrudRepository;</text:p>
      <text:p text:style-name="P17"><text:span text:style-name="T13">import </text:span>org.springframework.data.repository.query.<text:span text:style-name="T15">Param</text:span>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6">@Query</text:span><text:span text:style-name="T17">(</text:span><text:span text:style-name="T28">"SELECT </text:span><text:span text:style-name="T25">firstname</text:span><text:span text:style-name="T27"> </text:span><text:span text:style-name="T28">from Person where </text:span><text:span text:style-name="T25">age</text:span><text:span text:style-name="T28">=:age"</text:span><text:span text:style-name="T17">)</text:span></text:p>
      <text:p text:style-name="P24"><text:s text:c="4"/><text:span text:style-name="T17">List&lt;String&gt; customFindByAge(</text:span><text:span text:style-name="T16">@Param</text:span><text:span text:style-name="T17">(</text:span><text:span text:style-name="T28">"age"</text:span><text:span text:style-name="T17">) Integer age);</text:span></text:p>
      <text:p text:style-name="P39">}</text:p>
      <text:p text:style-name="P11"/>
      <text:p text:style-name="P11">PersonService.java------------------------------</text:p>
      <text:p text:style-name="P59"><text:span text:style-name="T12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Age(Integer age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customFindByAge(age));</text:span></text:p>
      <text:p text:style-name="P24"><text:s text:c="4"/><text:span text:style-name="T17">}</text:span></text:p>
      <text:p text:style-name="P39">}</text:p>
      <text:p text:style-name="P11"/>
      <text:p text:style-name="P11">Main.java-----------------------------</text:p>
      <text:p text:style-name="P59"><text:span text:style-name="T12">package </text:span>com.ttn.service;</text:p>
      <text:p text:style-name="P17"><text:span text:style-name="T13">import </text:span>com.ttn.configuration.PersistenceConfig;</text:p>
      <text:p text:style-name="P17"><text:span text:style-name="T13">import </text:span>org.springframework.context.ApplicationContext;</text:p>
      <text:p text:style-name="P17"><text:span text:style-name="T13">import </text:span>org.springframework.context.annotation.AnnotationConfigApplicationContext;</text:p>
      <text:p text:style-name="P17"><text:span text:style-name="T13">public class </text:span>Main {</text:p>
      <text:p text:style-name="P24"><text:s text:c="4"/><text:span text:style-name="T14">public static void </text:span><text:span text:style-name="T17">main(String[] args) {</text:span></text:p>
      <text:p text:style-name="P24"><text:s text:c="8"/><text:span text:style-name="T17">ApplicationContext applicationContext = </text:span><text:span text:style-name="T14">new </text:span><text:span text:style-name="T17">AnnotationConfigApplicationContext(PersistenceConfig.</text:span><text:span text:style-name="T14">class</text:span><text:span text:style-name="T17">);</text:span></text:p>
      <text:p text:style-name="P24"><text:s text:c="8"/><text:span text:style-name="T17">PersonService personService = applicationContext.getBean(PersonService.</text:span><text:span text:style-name="T14">class</text:span><text:span text:style-name="T17">);</text:span></text:p>
      <text:p text:style-name="P24"><text:s text:c="8"/><text:span text:style-name="T17">personService.findByAge(</text:span><text:span text:style-name="T29">25</text:span><text:span text:style-name="T17">);</text:span></text:p>
      <text:p text:style-name="P24"><text:span text:style-name="T31"><text:s text:c="4"/></text:span><text:span text:style-name="T17">}</text:span></text:p>
      <text:p text:style-name="P39">}</text:p>
      <text:p text:style-name="P11"><text:soft-page-break/></text:p>
      <text:p text:style-name="P7"><text:span text:style-name="T5">Question 7:-</text:span>Use @Query to fetch firstname and lastname of the Person whose age is 25.</text:p>
      <text:p text:style-name="P12">PersonRepository.java------------------------</text:p>
      <text:p text:style-name="P60"><text:span text:style-name="T12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jpa.repository.<text:span text:style-name="T15">Query</text:span>;</text:p>
      <text:p text:style-name="P17"><text:span text:style-name="T13">import </text:span>org.springframework.data.repository.CrudRepository;</text:p>
      <text:p text:style-name="P17"><text:span text:style-name="T13">import </text:span>org.springframework.data.repository.query.<text:span text:style-name="T15">Param</text:span>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6">@Query</text:span><text:span text:style-name="T17">(</text:span><text:span text:style-name="T28">"SELECT </text:span><text:span text:style-name="T25">firstname</text:span><text:span text:style-name="T28">,</text:span><text:span text:style-name="T25">lastname</text:span><text:span text:style-name="T27"> </text:span><text:span text:style-name="T28">from Person where </text:span><text:span text:style-name="T25">age</text:span><text:span text:style-name="T28">=:age"</text:span><text:span text:style-name="T17">)</text:span></text:p>
      <text:p text:style-name="P26"><text:s text:c="4"/><text:span text:style-name="T17">List&lt;Object[]&gt; customFindByAge(</text:span><text:span text:style-name="T16">@Param</text:span><text:span text:style-name="T17">(</text:span><text:span text:style-name="T28">"age"</text:span><text:span text:style-name="T17">) Integer age);</text:span></text:p>
      <text:p text:style-name="P39">}</text:p>
      <text:p text:style-name="P39"/>
      <text:p text:style-name="P42">PersonService.java---------------------------------</text:p>
      <text:p text:style-name="P44"><text:span text:style-name="T13">package </text:span>com.ttn.service;</text:p>
      <text:p text:style-name="P17"><text:span text:style-name="T13">import </text:span>com.ttn.Entity.Person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17"><text:span text:style-name="T13">import </text:span>java.util.Iterator;</text:p>
      <text:p text:style-name="P17"><text:span text:style-name="T13">import </text:span>java.util.List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Age(Integer age) {</text:span></text:p>
      <text:p text:style-name="P24"><text:s text:c="8"/><text:span text:style-name="T17">List&lt;Object[]&gt; str = </text:span><text:span text:style-name="T25">personRepository</text:span><text:span text:style-name="T17">.customFindByAge(age);</text:span></text:p>
      <text:p text:style-name="P24"><text:s text:c="8"/><text:span text:style-name="T17">Iterator&lt;Object[]&gt; iterator=str.iterator();</text:span></text:p>
      <text:p text:style-name="P24"><text:s text:c="8"/><text:span text:style-name="T14">while </text:span><text:span text:style-name="T17">(iterator.hasNext()){</text:span></text:p>
      <text:p text:style-name="P24"><text:s text:c="12"/><text:span text:style-name="T17">Object[] objects=iterator.next();</text:span></text:p>
      <text:p text:style-name="P24"><text:s text:c="12"/><text:span text:style-name="T17">System.</text:span><text:span text:style-name="T26">out</text:span><text:span text:style-name="T17">.println(objects[</text:span><text:span text:style-name="T29">0</text:span><text:span text:style-name="T17">]+</text:span><text:span text:style-name="T28">" "</text:span><text:span text:style-name="T17">+objects[</text:span><text:span text:style-name="T29">1</text:span><text:span text:style-name="T17">]);</text:span></text:p>
      <text:p text:style-name="P24"><text:s text:c="8"/><text:span text:style-name="T17">}</text:span></text:p>
      <text:p text:style-name="P24"><text:span text:style-name="T31"><text:s text:c="4"/></text:span><text:span text:style-name="T17">}</text:span></text:p>
      <text:p text:style-name="P39">}</text:p>
      <text:p text:style-name="P44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7"><text:span text:style-name="T6">Question 8:-</text:span>Get complete information of the Employee whose age is 25 using @Query.</text:p>
      <text:p text:style-name="P13">PersonRepository.java------------------------------------------</text:p>
      <text:p text:style-name="P57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jpa.repository.<text:span text:style-name="T15">Query</text:span>;</text:p>
      <text:p text:style-name="P17"><text:span text:style-name="T13">import </text:span>org.springframework.data.repository.CrudRepository;</text:p>
      <text:p text:style-name="P17"><text:span text:style-name="T13">import </text:span>org.springframework.data.repository.query.<text:span text:style-name="T15">Param</text:span>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6">@Query</text:span><text:span text:style-name="T17">(</text:span><text:span text:style-name="T28">"SELECT p from Person p where age=:age"</text:span><text:span text:style-name="T17">)</text:span></text:p>
      <text:p text:style-name="P24"><text:s text:c="4"/><text:span text:style-name="T17">List&lt;Person&gt; customFindByAge(</text:span><text:span text:style-name="T16">@Param</text:span><text:span text:style-name="T17">(</text:span><text:span text:style-name="T28">"age"</text:span><text:span text:style-name="T17">) Integer age);</text:span></text:p>
      <text:p text:style-name="P39">}</text:p>
      <text:p text:style-name="P13">PersonService.java--------------------------------</text:p>
      <text:p text:style-name="P61"><text:span text:style-name="T12">package </text:span>com.ttn.service;</text:p>
      <text:p text:style-name="P17"><text:span text:style-name="T13">import </text:span>com.ttn.Entity.Person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17"><text:span text:style-name="T13">import </text:span>java.util.Iterator;</text:p>
      <text:p text:style-name="P17"><text:span text:style-name="T13">import </text:span>java.util.List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Age(Integer age) {</text:span></text:p>
      <text:p text:style-name="P24"><text:s text:c="8"/><text:span text:style-name="T17">List&lt;Person&gt; str = </text:span><text:span text:style-name="T25">personRepository</text:span><text:span text:style-name="T17">.customFindByAge(age);</text:span></text:p>
      <text:p text:style-name="P24"><text:s text:c="8"/><text:span text:style-name="T17">Iterator&lt;Person&gt; iterator=str.iterator();</text:span></text:p>
      <text:p text:style-name="P24"><text:s text:c="8"/><text:span text:style-name="T14">while </text:span><text:span text:style-name="T17">(iterator.hasNext()){</text:span></text:p>
      <text:p text:style-name="P24"><text:s text:c="12"/><text:span text:style-name="T17">System.</text:span><text:span text:style-name="T26">out</text:span><text:span text:style-name="T17">.println(iterator.next());</text:span></text:p>
      <text:p text:style-name="P24"><text:s text:c="8"/><text:span text:style-name="T17">}</text:span></text:p>
      <text:p text:style-name="P24"><text:span text:style-name="T31"><text:s text:c="4"/></text:span><text:span text:style-name="T17">}</text:span></text:p>
      <text:p text:style-name="P39">}</text:p>
      <text:p text:style-name="P13"/>
      <text:p text:style-name="P7"><text:span text:style-name="T7">Question 9:-</text:span>Count Person where name is "Peter" using @Query.</text:p>
      <text:p text:style-name="P14">PersonRepository.java-----------------------</text:p>
      <text:p text:style-name="P62"><text:span text:style-name="T12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jpa.repository.<text:span text:style-name="T15">Query</text:span>;</text:p>
      <text:p text:style-name="P17"><text:span text:style-name="T13">import </text:span>org.springframework.data.repository.CrudRepository;</text:p>
      <text:p text:style-name="P17"><text:span text:style-name="T13">import </text:span>org.springframework.data.repository.query.<text:span text:style-name="T15">Param</text:span>;</text:p>
      <text:p text:style-name="P17"><text:soft-page-break/><text:span text:style-name="T13">import </text:span>org.springframework.stereotype.<text:span text:style-name="T15">Repository</text:span>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6">@Query</text:span><text:span text:style-name="T17">(</text:span><text:span text:style-name="T28">"SELECT count(p) from Person p where firstname=:firstname"</text:span><text:span text:style-name="T17">)</text:span></text:p>
      <text:p text:style-name="P24"><text:s text:c="4"/><text:span text:style-name="T17">Integer findByName(</text:span><text:span text:style-name="T16">@Param</text:span><text:span text:style-name="T17">(</text:span><text:span text:style-name="T28">"firstname"</text:span><text:span text:style-name="T17">) String firstname);</text:span></text:p>
      <text:p text:style-name="P39">}</text:p>
      <text:p text:style-name="P14">PersonService.java------------------------------------</text:p>
      <text:p text:style-name="P62"><text:span text:style-name="T12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Name(String name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ByName(name));</text:span></text:p>
      <text:p text:style-name="P24"><text:s text:c="4"/><text:span text:style-name="T17">}</text:span></text:p>
      <text:p text:style-name="P39">}</text:p>
      <text:p text:style-name="P14">Main.java--------------------------------------</text:p>
      <text:p text:style-name="P62"><text:span text:style-name="T12">package </text:span>com.ttn.service;</text:p>
      <text:p text:style-name="P17"><text:span text:style-name="T13">import </text:span>com.ttn.configuration.PersistenceConfig;</text:p>
      <text:p text:style-name="P17"><text:span text:style-name="T13">import </text:span>org.springframework.context.ApplicationContext;</text:p>
      <text:p text:style-name="P17"><text:span text:style-name="T13">import </text:span>org.springframework.context.annotation.AnnotationConfigApplicationContext;</text:p>
      <text:p text:style-name="P17"><text:span text:style-name="T13">public class </text:span>Main {</text:p>
      <text:p text:style-name="P24"><text:s text:c="4"/><text:span text:style-name="T14">public static void </text:span><text:span text:style-name="T17">main(String[] args) {</text:span></text:p>
      <text:p text:style-name="P24"><text:s text:c="8"/><text:span text:style-name="T17">ApplicationContext applicationContext = </text:span><text:span text:style-name="T14">new </text:span><text:span text:style-name="T17">AnnotationConfigApplicationContext(PersistenceConfig.</text:span><text:span text:style-name="T14">class</text:span><text:span text:style-name="T17">);</text:span></text:p>
      <text:p text:style-name="P24"><text:s text:c="8"/><text:span text:style-name="T17">PersonService personService = applicationContext.getBean(PersonService.</text:span><text:span text:style-name="T14">class</text:span><text:span text:style-name="T17">);</text:span></text:p>
      <text:p text:style-name="P24"><text:s text:c="8"/><text:span text:style-name="T17">personService.findByName(</text:span><text:span text:style-name="T28">"Vineet"</text:span><text:span text:style-name="T17">);</text:span></text:p>
      <text:p text:style-name="P24"><text:span text:style-name="T31"><text:s text:c="4"/></text:span><text:span text:style-name="T17">}</text:span></text:p>
      <text:p text:style-name="P39">}</text:p>
      <text:p text:style-name="P15"><text:span text:style-name="T36">Question 10:-</text:span><text:span text:style-name="T35">Implement following methods for Person repository:</text:span></text:p>
      <text:p text:style-name="P3">-<text:span text:style-name="T37">&gt;</text:span><text:bookmark-start text:name="__DdeLink__9_3754337985"/>count</text:p>
      <text:p text:style-name="P64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Name(String name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count());</text:span></text:p>
      <text:p text:style-name="P24"><text:soft-page-break/><text:s text:c="4"/><text:span text:style-name="T17">}</text:span></text:p>
      <text:p text:style-name="P39">}</text:p>
      <text:p text:style-name="P1"/>
      <text:p text:style-name="P3">-<text:span text:style-name="T38">&gt;</text:span>distinct</text:p>
      <text:p text:style-name="P64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DistinctByFirstname(String name);</text:span></text:p>
      <text:p text:style-name="P39">}</text:p>
      <text:p text:style-name="P39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Name(String name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DistinctByFirstname(name));</text:span></text:p>
      <text:p text:style-name="P48"><text:s text:c="4"/><text:span text:style-name="T17">}</text:span></text:p>
      <text:p text:style-name="P48"><text:span text:style-name="T19">}</text:span></text:p>
      <text:p text:style-name="P1"/>
      <text:p text:style-name="P3">-<text:span text:style-name="T38">&gt;</text:span>or</text:p>
      <text:p text:style-name="P64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ByFirstnameOrAge(String name,Integer age);</text:span></text:p>
      <text:p text:style-name="P39">}</text:p>
      <text:p text:style-name="P64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Name</text:span><text:span text:style-name="T19">And</text:span><text:span text:style-name="T17">Age(String name,Integer age) {</text:span></text:p>
      <text:p text:style-name="P24"><text:soft-page-break/><text:s text:c="8"/><text:span text:style-name="T17">System.</text:span><text:span text:style-name="T26">out</text:span><text:span text:style-name="T17">.println(</text:span><text:span text:style-name="T25">personRepository</text:span><text:span text:style-name="T17">.findByFirstnameOrAge(name,age));</text:span></text:p>
      <text:p text:style-name="P24"><text:s text:c="4"/><text:span text:style-name="T17">}</text:span></text:p>
      <text:p text:style-name="P39">}</text:p>
      <text:p text:style-name="P1"/>
      <text:p text:style-name="P3">-<text:span text:style-name="T38">&gt;</text:span>and</text:p>
      <text:p text:style-name="P65"><text:span text:style-name="T13">package </text:span>com.ttn.repository;</text:p>
      <text:p text:style-name="P20"><text:span text:style-name="T13">import </text:span>com.ttn.Entity.Person;</text:p>
      <text:p text:style-name="P20"><text:span text:style-name="T13">import </text:span>org.springframework.data.repository.CrudRepository;</text:p>
      <text:p text:style-name="P20"><text:span text:style-name="T13">import </text:span>org.springframework.stereotype.<text:span text:style-name="T15">Repository</text:span>;</text:p>
      <text:p text:style-name="P20"><text:span text:style-name="T13">import </text:span>java.util.List;</text:p>
      <text:p text:style-name="P33">@Repository</text:p>
      <text:p text:style-name="P20"><text:span text:style-name="T13">public interface </text:span>PersonRepository <text:span text:style-name="T13">extends </text:span>CrudRepository&lt;Person, Integer&gt; {</text:p>
      <text:p text:style-name="P27"><text:s text:c="4"/><text:span text:style-name="T17">List&lt;Person&gt; findByFirstname</text:span><text:span text:style-name="T19">And</text:span><text:span text:style-name="T17">Age(String name,Integer age);</text:span></text:p>
      <text:p text:style-name="P53">}</text:p>
      <text:p text:style-name="P1"/>
      <text:p text:style-name="P65"><text:span text:style-name="T13">package </text:span>com.ttn.service;</text:p>
      <text:p text:style-name="P20"><text:span text:style-name="T13">import </text:span>com.ttn.repository.PersonRepository;</text:p>
      <text:p text:style-name="P20"><text:span text:style-name="T13">import </text:span>org.springframework.beans.factory.annotation.<text:span text:style-name="T15">Autowired</text:span>;</text:p>
      <text:p text:style-name="P20"><text:span text:style-name="T13">import </text:span>org.springframework.stereotype.<text:span text:style-name="T15">Component</text:span>;</text:p>
      <text:p text:style-name="P33">@Component</text:p>
      <text:p text:style-name="P20"><text:span text:style-name="T13">public class </text:span>PersonService {</text:p>
      <text:p text:style-name="P27"><text:s text:c="4"/><text:span text:style-name="T16">@Autowired</text:span></text:p>
      <text:p text:style-name="P27"><text:span text:style-name="T15"><text:s text:c="4"/></text:span><text:span text:style-name="T17">PersonRepository </text:span><text:span text:style-name="T25">personRepository</text:span><text:span text:style-name="T17">;</text:span></text:p>
      <text:p text:style-name="P27"><text:s text:c="4"/><text:span text:style-name="T14">public void </text:span><text:span text:style-name="T17">findByNameAndAge(String name,Integer age) {</text:span></text:p>
      <text:p text:style-name="P27"><text:s text:c="8"/><text:span text:style-name="T17">System.</text:span><text:span text:style-name="T26">out</text:span><text:span text:style-name="T17">.println(</text:span><text:span text:style-name="T25">personRepository</text:span><text:span text:style-name="T17">.findByFirstname</text:span><text:span text:style-name="T19">And</text:span><text:span text:style-name="T17">Age(name,age));</text:span></text:p>
      <text:p text:style-name="P27"><text:s text:c="4"/><text:span text:style-name="T17">}</text:span></text:p>
      <text:p text:style-name="P53">}</text:p>
      <text:p text:style-name="P3">-<text:span text:style-name="T38">&gt;</text:span>between</text:p>
      <text:p text:style-name="P64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ByAgeBetween(</text:span><text:span text:style-name="T14">int </text:span><text:span text:style-name="T17">min,</text:span><text:span text:style-name="T14">int </text:span><text:span text:style-name="T17">max);</text:span></text:p>
      <text:p text:style-name="P39">}</text:p>
      <text:p text:style-name="P64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AgeBetween(Integer min,Integer max) {</text:span></text:p>
      <text:p text:style-name="P24"><text:soft-page-break/><text:s text:c="8"/><text:span text:style-name="T17">System.</text:span><text:span text:style-name="T26">out</text:span><text:span text:style-name="T17">.println(</text:span><text:span text:style-name="T25">personRepository</text:span><text:span text:style-name="T17">.findByAgeBetween(min,max));</text:span></text:p>
      <text:p text:style-name="P24"><text:s text:c="4"/><text:span text:style-name="T17">}</text:span></text:p>
      <text:p text:style-name="P39">}</text:p>
      <text:p text:style-name="P1"/>
      <text:p text:style-name="P3">-<text:span text:style-name="T39">&gt;</text:span>LessThan</text:p>
      <text:p text:style-name="P66"><text:span text:style-name="T13">package </text:span>com.ttn.repository;</text:p>
      <text:p text:style-name="P21"><text:span text:style-name="T13">import </text:span>com.ttn.Entity.Person;</text:p>
      <text:p text:style-name="P21"><text:span text:style-name="T13">import </text:span>org.springframework.data.repository.CrudRepository;</text:p>
      <text:p text:style-name="P21"><text:span text:style-name="T13">import </text:span>org.springframework.stereotype.<text:span text:style-name="T15">Repository</text:span>;</text:p>
      <text:p text:style-name="P21"><text:span text:style-name="T13">import </text:span>java.util.List;</text:p>
      <text:p text:style-name="P34">@Repository</text:p>
      <text:p text:style-name="P21"><text:span text:style-name="T13">public interface </text:span>PersonRepository <text:span text:style-name="T13">extends </text:span>CrudRepository&lt;Person, Integer&gt; {</text:p>
      <text:p text:style-name="P28"><text:s text:c="4"/><text:span text:style-name="T17">List&lt;Person&gt; </text:span><text:span text:style-name="T33">findByAgeLessThan</text:span><text:span text:style-name="T17">(</text:span><text:span text:style-name="T20">Integer age</text:span><text:span text:style-name="T17">);</text:span></text:p>
      <text:p text:style-name="P45">}</text:p>
      <text:p text:style-name="P66"><text:span text:style-name="T13">package </text:span>com.ttn.service;</text:p>
      <text:p text:style-name="P21"><text:span text:style-name="T13">import </text:span>com.ttn.repository.PersonRepository;</text:p>
      <text:p text:style-name="P21"><text:span text:style-name="T13">import </text:span>org.springframework.beans.factory.annotation.<text:span text:style-name="T15">Autowired</text:span>;</text:p>
      <text:p text:style-name="P21"><text:span text:style-name="T13">import </text:span>org.springframework.stereotype.<text:span text:style-name="T15">Component</text:span>;</text:p>
      <text:p text:style-name="P34">@Component</text:p>
      <text:p text:style-name="P21"><text:span text:style-name="T13">public class </text:span>PersonService {</text:p>
      <text:p text:style-name="P28"><text:s text:c="4"/><text:span text:style-name="T16">@Autowired</text:span></text:p>
      <text:p text:style-name="P28"><text:span text:style-name="T15"><text:s text:c="4"/></text:span><text:span text:style-name="T17">PersonRepository </text:span><text:span text:style-name="T25">personRepository</text:span><text:span text:style-name="T17">;</text:span></text:p>
      <text:p text:style-name="P28"><text:s text:c="4"/><text:span text:style-name="T14">public void </text:span><text:span text:style-name="T17">findByAge</text:span><text:span text:style-name="T20">LessThan</text:span><text:span text:style-name="T17">(Integer </text:span><text:span text:style-name="T20">age</text:span><text:span text:style-name="T17">) {</text:span></text:p>
      <text:p text:style-name="P28"><text:s text:c="8"/><text:span text:style-name="T17">System.</text:span><text:span text:style-name="T26">out</text:span><text:span text:style-name="T17">.println(</text:span><text:span text:style-name="T25">personRepository</text:span><text:span text:style-name="T17">.</text:span><text:span text:style-name="T33">findByAgeLessThan</text:span><text:span text:style-name="T17">(</text:span><text:span text:style-name="T20">age</text:span><text:span text:style-name="T17">));</text:span></text:p>
      <text:p text:style-name="P28"><text:s text:c="4"/><text:span text:style-name="T17">}</text:span></text:p>
      <text:p text:style-name="P54">}</text:p>
      <text:p text:style-name="P3">-<text:span text:style-name="T39">&gt;</text:span>GreaterThan</text:p>
      <text:p text:style-name="P66"><text:span text:style-name="T13">package </text:span>com.ttn.repository;</text:p>
      <text:p text:style-name="P21"><text:span text:style-name="T13">import </text:span>com.ttn.Entity.Person;</text:p>
      <text:p text:style-name="P21"><text:span text:style-name="T13">import </text:span>org.springframework.data.repository.CrudRepository;</text:p>
      <text:p text:style-name="P21"><text:span text:style-name="T13">import </text:span>org.springframework.stereotype.<text:span text:style-name="T15">Repository</text:span>;</text:p>
      <text:p text:style-name="P21"><text:span text:style-name="T13">import </text:span>java.util.List;</text:p>
      <text:p text:style-name="P34">@Repository</text:p>
      <text:p text:style-name="P21"><text:span text:style-name="T13">public interface </text:span>PersonRepository <text:span text:style-name="T13">extends </text:span>CrudRepository&lt;Person, Integer&gt; {</text:p>
      <text:p text:style-name="P28"><text:s text:c="4"/><text:span text:style-name="T17">List&lt;Person&gt; </text:span><text:span text:style-name="T33">findByAge</text:span><text:span text:style-name="T34">Greater</text:span><text:span text:style-name="T33">Than</text:span><text:span text:style-name="T17">(</text:span><text:span text:style-name="T20">Integer age</text:span><text:span text:style-name="T17">);</text:span></text:p>
      <text:p text:style-name="P45">}</text:p>
      <text:p text:style-name="P66"><text:span text:style-name="T13">package </text:span>com.ttn.service;</text:p>
      <text:p text:style-name="P21"><text:span text:style-name="T13">import </text:span>com.ttn.repository.PersonRepository;</text:p>
      <text:p text:style-name="P21"><text:span text:style-name="T13">import </text:span>org.springframework.beans.factory.annotation.<text:span text:style-name="T15">Autowired</text:span>;</text:p>
      <text:p text:style-name="P21"><text:span text:style-name="T13">import </text:span>org.springframework.stereotype.<text:span text:style-name="T15">Component</text:span>;</text:p>
      <text:p text:style-name="P34">@Component</text:p>
      <text:p text:style-name="P21"><text:span text:style-name="T13">public class </text:span>PersonService {</text:p>
      <text:p text:style-name="P28"><text:s text:c="4"/><text:span text:style-name="T16">@Autowired</text:span></text:p>
      <text:p text:style-name="P28"><text:span text:style-name="T15"><text:s text:c="4"/></text:span><text:span text:style-name="T17">PersonRepository </text:span><text:span text:style-name="T25">personRepository</text:span><text:span text:style-name="T17">;</text:span></text:p>
      <text:p text:style-name="P28"><text:s text:c="4"/><text:span text:style-name="T14">public void </text:span><text:span text:style-name="T17">findByAge</text:span><text:span text:style-name="T20">GreaterThan</text:span><text:span text:style-name="T17">(Integer </text:span><text:span text:style-name="T20">age</text:span><text:span text:style-name="T17">) {</text:span></text:p>
      <text:p text:style-name="P28"><text:s text:c="8"/><text:span text:style-name="T17">System.</text:span><text:span text:style-name="T26">out</text:span><text:span text:style-name="T17">.println(</text:span><text:span text:style-name="T25">personRepository</text:span><text:span text:style-name="T17">.</text:span><text:span text:style-name="T33">findByAgeLessThan</text:span><text:span text:style-name="T17">(</text:span><text:span text:style-name="T20">age</text:span><text:span text:style-name="T17">));</text:span></text:p>
      <text:p text:style-name="P28"><text:s text:c="4"/><text:span text:style-name="T17">}</text:span></text:p>
      <text:p text:style-name="P54">}</text:p>
      <text:p text:style-name="P5"><text:soft-page-break/>-<text:span text:style-name="T8">&gt;</text:span><text:span text:style-name="T1">Like</text:span></text:p>
      <text:p text:style-name="P64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ByFirstnameLike(String name);</text:span></text:p>
      <text:p text:style-name="P39">}</text:p>
      <text:p text:style-name="P64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NameLike(String name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ByFirstnameLike(name));</text:span></text:p>
      <text:p text:style-name="P24"><text:s text:c="4"/><text:span text:style-name="T17">}</text:span></text:p>
      <text:p text:style-name="P39">}</text:p>
      <text:p text:style-name="P4">-<text:span text:style-name="T41">&gt;</text:span>Not</text:p>
      <text:p text:style-name="P67"><text:span text:style-name="T13">package </text:span>com.ttn.repository;</text:p>
      <text:p text:style-name="P22"><text:span text:style-name="T13">import </text:span>com.ttn.Entity.Person;</text:p>
      <text:p text:style-name="P22"><text:span text:style-name="T13">import </text:span>org.springframework.data.repository.CrudRepository;</text:p>
      <text:p text:style-name="P22"><text:span text:style-name="T13">import </text:span>org.springframework.stereotype.<text:span text:style-name="T15">Repository</text:span>;</text:p>
      <text:p text:style-name="P22"><text:span text:style-name="T13">import </text:span>java.util.List;</text:p>
      <text:p text:style-name="P35">@Repository</text:p>
      <text:p text:style-name="P22"><text:span text:style-name="T13">public interface </text:span>PersonRepository <text:span text:style-name="T13">extends </text:span>CrudRepository&lt;Person, Integer&gt; {</text:p>
      <text:p text:style-name="P29"><text:s text:c="4"/><text:span text:style-name="T17">List&lt;Person&gt; findByFirstname</text:span><text:span text:style-name="T22">Not</text:span><text:span text:style-name="T17">e(String name);</text:span></text:p>
      <text:p text:style-name="P46">}</text:p>
      <text:p text:style-name="P67"><text:span text:style-name="T13">package </text:span>com.ttn.service;</text:p>
      <text:p text:style-name="P22"><text:span text:style-name="T13">import </text:span>com.ttn.repository.PersonRepository;</text:p>
      <text:p text:style-name="P22"><text:span text:style-name="T13">import </text:span>org.springframework.beans.factory.annotation.<text:span text:style-name="T15">Autowired</text:span>;</text:p>
      <text:p text:style-name="P22"><text:span text:style-name="T13">import </text:span>org.springframework.stereotype.<text:span text:style-name="T15">Component</text:span>;</text:p>
      <text:p text:style-name="P35">@Component</text:p>
      <text:p text:style-name="P22"><text:span text:style-name="T13">public class </text:span>PersonService {</text:p>
      <text:p text:style-name="P29"><text:s text:c="4"/><text:span text:style-name="T16">@Autowired</text:span></text:p>
      <text:p text:style-name="P29"><text:span text:style-name="T15"><text:s text:c="4"/></text:span><text:span text:style-name="T17">PersonRepository </text:span><text:span text:style-name="T25">personRepository</text:span><text:span text:style-name="T17">;</text:span></text:p>
      <text:p text:style-name="P29"><text:s text:c="4"/><text:span text:style-name="T14">public void </text:span><text:span text:style-name="T17">findByName</text:span><text:span text:style-name="T22">Not</text:span><text:span text:style-name="T17">(String name) {</text:span></text:p>
      <text:p text:style-name="P29"><text:s text:c="8"/><text:span text:style-name="T17">System.</text:span><text:span text:style-name="T26">out</text:span><text:span text:style-name="T17">.println(</text:span><text:span text:style-name="T25">personRepository</text:span><text:span text:style-name="T17">.findByFirstnameLike(name));</text:span></text:p>
      <text:p text:style-name="P29"><text:s text:c="4"/><text:span text:style-name="T17">}</text:span></text:p>
      <text:p text:style-name="P56">}</text:p>
      <text:p text:style-name="P4">-<text:span text:style-name="T41">&gt;</text:span>In</text:p>
      <text:p text:style-name="P67"><text:span text:style-name="T13">package </text:span>com.ttn.repository;</text:p>
      <text:p text:style-name="P22"><text:span text:style-name="T13">import </text:span>com.ttn.Entity.Person;</text:p>
      <text:p text:style-name="P22"><text:span text:style-name="T13">import </text:span>org.springframework.data.repository.CrudRepository;</text:p>
      <text:p text:style-name="P22"><text:soft-page-break/><text:span text:style-name="T13">import </text:span>org.springframework.stereotype.<text:span text:style-name="T15">Repository</text:span>;</text:p>
      <text:p text:style-name="P22"><text:span text:style-name="T13">import </text:span>java.util.List;</text:p>
      <text:p text:style-name="P35">@Repository</text:p>
      <text:p text:style-name="P22"><text:span text:style-name="T13">public interface </text:span>PersonRepository <text:span text:style-name="T13">extends </text:span>CrudRepository&lt;Person, Integer&gt; {</text:p>
      <text:p text:style-name="P29"><text:s text:c="4"/><text:span text:style-name="T17">List&lt;Person&gt; findBySalaryIn(List&lt;Integer&gt; salary);</text:span></text:p>
      <text:p text:style-name="P46">}</text:p>
      <text:p text:style-name="P67"><text:span text:style-name="T13">package </text:span>com.ttn.service;</text:p>
      <text:p text:style-name="P22"><text:span text:style-name="T13">import </text:span>com.ttn.repository.PersonRepository;</text:p>
      <text:p text:style-name="P22"><text:span text:style-name="T13">import </text:span>org.springframework.beans.factory.annotation.<text:span text:style-name="T15">Autowired</text:span>;</text:p>
      <text:p text:style-name="P22"><text:span text:style-name="T13">import </text:span>org.springframework.stereotype.<text:span text:style-name="T15">Component</text:span>;</text:p>
      <text:p text:style-name="P35">@Component</text:p>
      <text:p text:style-name="P22"><text:span text:style-name="T13">public class </text:span>PersonService {</text:p>
      <text:p text:style-name="P29"><text:s text:c="4"/><text:span text:style-name="T16">@Autowired</text:span></text:p>
      <text:p text:style-name="P29"><text:span text:style-name="T15"><text:s text:c="4"/></text:span><text:span text:style-name="T17">PersonRepository </text:span><text:span text:style-name="T25">personRepository</text:span><text:span text:style-name="T17">;</text:span></text:p>
      <text:p text:style-name="P29"><text:s text:c="4"/><text:span text:style-name="T14">public void </text:span><text:span text:style-name="T17">findBy</text:span><text:span text:style-name="T23">SalaryIn</text:span><text:span text:style-name="T17">() {</text:span></text:p>
      <text:p text:style-name="P29"><text:s text:c="8"/><text:span text:style-name="T17">System.</text:span><text:span text:style-name="T26">out</text:span><text:span text:style-name="T17">.println(</text:span><text:span text:style-name="T25">personRepository</text:span><text:span text:style-name="T17">.findBySalaryIn(Arrays.</text:span><text:span text:style-name="T18">asList</text:span><text:span text:style-name="T17">(</text:span><text:span text:style-name="T29">30000</text:span><text:span text:style-name="T17">,</text:span><text:span text:style-name="T29">40000</text:span><text:span text:style-name="T17">,</text:span><text:span text:style-name="T29">50000</text:span><text:span text:style-name="T17">)));</text:span></text:p>
      <text:p text:style-name="P29"><text:span text:style-name="T17"/></text:p>
      <text:p text:style-name="P29"><text:s text:c="4"/><text:span text:style-name="T17">}</text:span></text:p>
      <text:p text:style-name="P56">}</text:p>
      <text:p text:style-name="P3">-<text:span text:style-name="T42">&gt;</text:span>IgnoreCase<text:bookmark-end text:name="__DdeLink__9_3754337985"/></text:p>
      <text:p text:style-name="P68"><text:span text:style-name="T12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ByFirstnameIgnoreCase(String firstname);</text:span></text:p>
      <text:p text:style-name="P39">}</text:p>
      <text:p text:style-name="P39"/>
      <text:p text:style-name="P39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</text:span><text:span text:style-name="T24">FirstNameIgnoreCase</text:span><text:span text:style-name="T17">(String name) 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ByFirstnameIgnoreCase(name));</text:span></text:p>
      <text:p text:style-name="P24"><text:s text:c="4"/><text:span text:style-name="T17">}</text:span></text:p>
      <text:p text:style-name="P39">}</text:p>
      <text:p text:style-name="P39"/>
      <text:p text:style-name="P2"><text:soft-page-break/></text:p>
      <text:p text:style-name="P6"><text:span text:style-name="T9">Question 11:-</text:span>Get the persons greater than age 25 and sort them in descending order according to id by method query.</text:p>
      <text:p text:style-name="P71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domain.Sort;</text:p>
      <text:p text:style-name="P17"><text:span text:style-name="T13">import </text:span>org.springframework.data.jpa.repository.<text:span text:style-name="T15">Query</text:span>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List&lt;Person&gt; findByAgeGreaterThanOrderByIdDesc(Integer age);</text:span></text:p>
      <text:p text:style-name="P39">}</text:p>
      <text:p text:style-name="P39"><text:span text:style-name="T13">package </text:span>com.ttn.service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data.domain.Sort;</text:p>
      <text:p text:style-name="P17"><text:span text:style-name="T13">import </text:span>org.springframework.stereotype.<text:span text:style-name="T15">Component</text:span>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<text:s/>void </text:span><text:span text:style-name="T17">findAndSort(Integer age){</text:span></text:p>
      <text:p text:style-name="P24"><text:s text:c="8"/><text:span text:style-name="T17">System.</text:span><text:span text:style-name="T26">out</text:span><text:span text:style-name="T17">.println(</text:span><text:span text:style-name="T25">personRepository</text:span><text:span text:style-name="T17">.findByAgeGreaterThanOrderByIdDesc(age));</text:span></text:p>
      <text:p text:style-name="P24"><text:s text:c="4"/><text:span text:style-name="T17">}</text:span></text:p>
      <text:p text:style-name="P39">}</text:p>
      <text:p text:style-name="P6"/>
      <text:p text:style-name="P7"><text:span text:style-name="T10">Question 12:-</text:span>Do the question above using the Sort class.</text:p>
      <text:p text:style-name="P70"><text:span text:style-name="T13">package </text:span>com.ttn.repository;</text:p>
      <text:p text:style-name="P23"><text:span text:style-name="T13">import </text:span>com.ttn.Entity.Person;</text:p>
      <text:p text:style-name="P23"><text:span text:style-name="T13">import </text:span>org.springframework.data.domain.Sort;</text:p>
      <text:p text:style-name="P23"><text:span text:style-name="T13">import </text:span>org.springframework.data.jpa.repository.<text:span text:style-name="T15">Query</text:span>;</text:p>
      <text:p text:style-name="P23"><text:span text:style-name="T13">import </text:span>org.springframework.data.repository.CrudRepository;</text:p>
      <text:p text:style-name="P23"><text:span text:style-name="T13">import </text:span>org.springframework.stereotype.<text:span text:style-name="T15">Repository</text:span>;</text:p>
      <text:p text:style-name="P23"><text:span text:style-name="T13">import </text:span>java.util.List;</text:p>
      <text:p text:style-name="P36">@Repository</text:p>
      <text:p text:style-name="P23"><text:span text:style-name="T13">public interface </text:span>PersonRepository <text:span text:style-name="T13">extends </text:span>CrudRepository&lt;Person, Integer&gt; {</text:p>
      <text:p text:style-name="P30"><text:s text:c="4"/><text:span text:style-name="T16">@Query</text:span><text:span text:style-name="T17">(</text:span><text:span text:style-name="T28">"select p from Person p where age&gt;25"</text:span><text:span text:style-name="T17">)</text:span></text:p>
      <text:p text:style-name="P30"><text:s text:c="4"/><text:span text:style-name="T17">List&lt;Person&gt; findAll(Sort sort);</text:span></text:p>
      <text:p text:style-name="P47">}</text:p>
      <text:p text:style-name="P70"><text:span text:style-name="T13">package </text:span>com.ttn.service;</text:p>
      <text:p text:style-name="P23"><text:span text:style-name="T13">import </text:span>com.ttn.repository.PersonRepository;</text:p>
      <text:p text:style-name="P23"><text:soft-page-break/><text:span text:style-name="T13">import </text:span>org.springframework.beans.factory.annotation.<text:span text:style-name="T15">Autowired</text:span>;</text:p>
      <text:p text:style-name="P23"><text:span text:style-name="T13">import </text:span>org.springframework.data.domain.Sort;</text:p>
      <text:p text:style-name="P23"><text:span text:style-name="T13">import </text:span>org.springframework.stereotype.<text:span text:style-name="T15">Component</text:span>;</text:p>
      <text:p text:style-name="P36">@Component</text:p>
      <text:p text:style-name="P23"><text:span text:style-name="T13">public class </text:span>PersonService {</text:p>
      <text:p text:style-name="P30"><text:s text:c="4"/><text:span text:style-name="T16">@Autowired</text:span></text:p>
      <text:p text:style-name="P30"><text:span text:style-name="T15"><text:s text:c="4"/></text:span><text:span text:style-name="T17">PersonRepository </text:span><text:span text:style-name="T25">personRepository</text:span><text:span text:style-name="T17">;</text:span></text:p>
      <text:p text:style-name="P30"><text:s text:c="4"/><text:span text:style-name="T14">public <text:s/>void </text:span><text:span text:style-name="T17">findAndSort(){</text:span></text:p>
      <text:p text:style-name="P30"><text:s text:c="8"/><text:span text:style-name="T17">System.</text:span><text:span text:style-name="T26">out</text:span><text:span text:style-name="T17">.println(</text:span><text:span text:style-name="T25">personRepository</text:span><text:span text:style-name="T17">.findAll(</text:span><text:span text:style-name="T14">new </text:span><text:span text:style-name="T17">Sort(Sort.Direction.</text:span><text:span text:style-name="T26">DESC</text:span><text:span text:style-name="T17">,</text:span><text:span text:style-name="T28">"id"</text:span><text:span text:style-name="T17">)));</text:span></text:p>
      <text:p text:style-name="P30"><text:s text:c="4"/><text:span text:style-name="T17">}</text:span></text:p>
      <text:p text:style-name="P55">}</text:p>
      <text:p text:style-name="P7"><text:span text:style-name="T11">Question 13:-</text:span>Apply Pagination on Person entities.</text:p>
      <text:p text:style-name="P57"><text:span text:style-name="T13">package </text:span>com.ttn.repository;</text:p>
      <text:p text:style-name="P17"><text:span text:style-name="T13">import </text:span>com.ttn.Entity.Person;</text:p>
      <text:p text:style-name="P17"><text:span text:style-name="T13">import </text:span>org.springframework.data.domain.Page;</text:p>
      <text:p text:style-name="P17"><text:span text:style-name="T13">import </text:span>org.springframework.data.domain.Pageable;</text:p>
      <text:p text:style-name="P17"><text:span text:style-name="T13">import </text:span>org.springframework.data.domain.Sort;</text:p>
      <text:p text:style-name="P17"><text:span text:style-name="T13">import </text:span>org.springframework.data.jpa.repository.<text:span text:style-name="T15">Query</text:span>;</text:p>
      <text:p text:style-name="P17"><text:span text:style-name="T13">import </text:span>org.springframework.data.repository.CrudRepository;</text:p>
      <text:p text:style-name="P17"><text:span text:style-name="T13">import </text:span>org.springframework.stereotype.<text:span text:style-name="T15">Repository</text:span>;</text:p>
      <text:p text:style-name="P17"><text:span text:style-name="T13">import </text:span>java.util.List;</text:p>
      <text:p text:style-name="P31">@Repository</text:p>
      <text:p text:style-name="P17"><text:span text:style-name="T13">public interface </text:span>PersonRepository <text:span text:style-name="T13">extends </text:span>CrudRepository&lt;Person, Integer&gt; {</text:p>
      <text:p text:style-name="P24"><text:s text:c="4"/><text:span text:style-name="T17">Page&lt;Person&gt; findAll(Pageable pageable);</text:span></text:p>
      <text:p text:style-name="P39">}</text:p>
      <text:p text:style-name="P57"><text:span text:style-name="T13">package </text:span>com.ttn.service;</text:p>
      <text:p text:style-name="P17"><text:span text:style-name="T13">import </text:span>com.ttn.Entity.Person;</text:p>
      <text:p text:style-name="P17"><text:span text:style-name="T13">import </text:span>com.ttn.repository.PersonRepository;</text:p>
      <text:p text:style-name="P17"><text:span text:style-name="T13">import </text:span>org.springframework.beans.factory.annotation.<text:span text:style-name="T15">Autowired</text:span>;</text:p>
      <text:p text:style-name="P17"><text:span text:style-name="T13">import </text:span>org.springframework.data.domain.Page;</text:p>
      <text:p text:style-name="P17"><text:span text:style-name="T13">import </text:span>org.springframework.data.domain.PageRequest;</text:p>
      <text:p text:style-name="P17"><text:span text:style-name="T13">import </text:span>org.springframework.data.domain.Sort;</text:p>
      <text:p text:style-name="P17"><text:span text:style-name="T13">import </text:span>org.springframework.stereotype.<text:span text:style-name="T15">Component</text:span>;</text:p>
      <text:p text:style-name="P17"><text:span text:style-name="T13">import </text:span>java.util.List;</text:p>
      <text:p text:style-name="P31">@Component</text:p>
      <text:p text:style-name="P17"><text:span text:style-name="T13">public class </text:span>PersonService {</text:p>
      <text:p text:style-name="P24"><text:s text:c="4"/><text:span text:style-name="T16">@Autowired</text:span></text:p>
      <text:p text:style-name="P24"><text:span text:style-name="T15"><text:s text:c="4"/></text:span><text:span text:style-name="T17">PersonRepository </text:span><text:span text:style-name="T25">personRepository</text:span><text:span text:style-name="T17">;</text:span></text:p>
      <text:p text:style-name="P24"><text:s text:c="4"/><text:span text:style-name="T14">public void </text:span><text:span text:style-name="T17">findByPage(){</text:span></text:p>
      <text:p text:style-name="P24"><text:s text:c="8"/><text:span text:style-name="T17">Page&lt;Person&gt; people=</text:span><text:span text:style-name="T25">personRepository</text:span><text:span text:style-name="T17">.findAll(</text:span><text:span text:style-name="T14">new </text:span><text:span text:style-name="T17">PageRequest(</text:span><text:span text:style-name="T29">0</text:span><text:span text:style-name="T17">,</text:span><text:span text:style-name="T29">3</text:span><text:span text:style-name="T17">,</text:span><text:span text:style-name="T14">new </text:span><text:span text:style-name="T17">Sort(Sort.Direction.</text:span><text:span text:style-name="T26">DESC</text:span><text:span text:style-name="T17">,</text:span><text:span text:style-name="T28">"id"</text:span><text:span text:style-name="T17">)));</text:span></text:p>
      <text:p text:style-name="P24"><text:s text:c="8"/><text:span text:style-name="T17">List&lt;Person&gt; personList=people.getContent();</text:span></text:p>
      <text:p text:style-name="P24"><text:s text:c="8"/><text:span text:style-name="T17">System.</text:span><text:span text:style-name="T26">out</text:span><text:span text:style-name="T17">.println(personList);</text:span></text:p>
      <text:p text:style-name="P24"><text:s text:c="4"/><text:span text:style-name="T17">}</text:span></text:p>
      <text:p text:style-name="P39">}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monospace" svg:font-family="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11:56.921918952</meta:creation-date>
    <dc:date>2019-03-26T10:17:58.384792080</dc:date>
    <meta:editing-duration>PT2M38S</meta:editing-duration>
    <meta:editing-cycles>1</meta:editing-cycles>
    <meta:document-statistic meta:table-count="0" meta:image-count="0" meta:object-count="0" meta:page-count="15" meta:paragraph-count="629" meta:word-count="1534" meta:character-count="22184" meta:non-whitespace-character-count="19938"/>
    <meta:generator>LibreOffice/6.0.7.3$Linux_X86_64 LibreOffice_project/00m0$Build-3</meta:generator>
  </office:meta>
</office:document-meta>
</file>